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ow do you display times and dates in HTML?</text:p>
      <text:p text:style-name="Text_20_body">The <text:span text:style-name="Source_20_Text">time</text:span> element is used to represent a specific moment in time.</text:p>
      <text:p text:style-name="Text_20_body">Here is an example using the <text:span text:style-name="Source_20_Text">time</text:span> element to represent twenty hundred hours, or eight PM in the evening.</text:p>
      <text:p text:style-name="P1"><text:span text:style-name="Source_20_Text">&lt;p&gt;The reservations are for &lt;time datetime="20:00"&gt;20:00 &lt;/time&gt;&lt;/p&gt;</text:span></text:p>
      <text:p text:style-name="Text_20_body">The <text:span text:style-name="Source_20_Text">datetime</text:span> attribute is used to translate dates and times into a machine-readable format.</text:p>
      <text:p text:style-name="Text_20_body">This is important, because it helps with search engine results and helps the browser process date and time information more effectively.</text:p>
      <text:p text:style-name="Text_20_body">The value for the <text:span text:style-name="Source_20_Text">datetime</text:span> attribute must be either a valid year, valid month, valid time, local date, global date, or valid duration string.</text:p>
      <text:p text:style-name="Text_20_body">Here is another example of using the time element to represent a particular date:</text:p>
      <text:p text:style-name="Preformatted_20_Text"><text:span text:style-name="Source_20_Text">&lt;p&gt;</text:span></text:p>
      <text:p text:style-name="Preformatted_20_Text"><text:span text:style-name="Source_20_Text"><text:s text:c="2"/>The graduation will be on &lt;time datetime="2024-06-15T15:00"&gt;June 15&lt;/time&gt;</text:span></text:p>
      <text:p text:style-name="P1"><text:span text:style-name="Source_20_Text">&lt;/p&gt;</text:span></text:p>
      <text:p text:style-name="Text_20_body">The value for the <text:span text:style-name="Source_20_Text">datetime</text:span> attribute is in the ISO 8601 format. ISO 8601 is an international standard to represent dates and times.</text:p>
      <text:p text:style-name="Text_20_body">The first part of that value is the year, month and day. The capital T in the value is a separator between the date and time.</text:p>
      <text:p text:style-name="Text_20_body">The fifteen hundred hours would be three PM in the afternoon.</text:p>
      <text:p text:style-name="Text_20_body">Whenever you need to represent events, publication dates, or appointments, it is best to use the <text:span text:style-name="Source_20_Text">time</text:span> elemen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7T15:04:46.767000000</meta:creation-date>
    <dc:date>2025-03-17T15:05:03.649000000</dc:date>
    <meta:editing-duration>PT17S</meta:editing-duration>
    <meta:editing-cycles>1</meta:editing-cycles>
    <meta:document-statistic meta:table-count="0" meta:image-count="0" meta:object-count="0" meta:page-count="1" meta:paragraph-count="15" meta:word-count="208" meta:character-count="1238" meta:non-whitespace-character-count="1043"/>
    <meta:generator>LibreOffice/7.3.4.2$Windows_X86_64 LibreOffice_project/728fec16bd5f605073805c3c9e7c4212a0120dc5</meta:generator>
  </office:meta>
</office:document-meta>
</file>